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5cm" svg:height="1.8cm" svg:x="8cm" svg:y="1.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8.3cm" svg:height="2.4cm" svg:x="5.5cm" svg:y="8.4cm">
          <text:p text:style-name="P1">OUTPUT Enter number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2.4cm" svg:height="1.7cm" svg:x="9.5cm" svg:y="5.4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66cm" svg:height="0.962cm" svg:x="16.8cm" svg:y="1.6cm">
          <draw:text-box>
            <text:p>1 count &lt; 8</text:p>
          </draw:text-box>
        </draw:frame>
        <draw:connector draw:style-name="gr3" draw:text-style-name="P1" draw:layer="layout" svg:x1="8.805cm" svg:y1="10.8cm" svg:x2="9.65cm" svg:y2="11.5cm" draw:start-shape="id1" draw:start-glue-point="7" draw:end-shape="id2" draw:end-glue-point="5" svg:d="M8805 10800v351h845v349" svg:viewBox="0 0 846 701">
          <text:p/>
        </draw:connector>
        <draw:connector draw:style-name="gr3" draw:text-style-name="P1" draw:layer="layout" svg:x1="10.75cm" svg:y1="3.2cm" svg:x2="10.7cm" svg:y2="5.4cm" draw:start-shape="id3" draw:end-shape="id4" svg:d="M10750 3200v1101h-50v1099" svg:viewBox="0 0 51 2201">
          <text:p/>
        </draw:connector>
        <draw:connector draw:style-name="gr3" draw:text-style-name="P1" draw:layer="layout" svg:x1="10.7cm" svg:y1="7.1cm" svg:x2="10.48cm" svg:y2="8.4cm" draw:start-shape="id4" draw:start-glue-point="6" draw:end-shape="id1" draw:end-glue-point="4" svg:d="M10700 7100v651h-220v649" svg:viewBox="0 0 221 1301">
          <text:p/>
        </draw:connector>
        <draw:connector draw:style-name="gr3" draw:text-style-name="P1" draw:layer="layout" svg:x1="11.9cm" svg:y1="6.25cm" svg:x2="17.2cm" svg:y2="19.3cm" draw:start-shape="id4" draw:start-glue-point="7" draw:end-shape="id5" draw:end-glue-point="5" svg:d="M11900 6250h5300v13050" svg:viewBox="0 0 5301 13051">
          <text:p/>
        </draw:connector>
        <draw:custom-shape draw:style-name="gr4" draw:text-style-name="P1" xml:id="id5" draw:id="id5" draw:layer="layout" svg:width="5.4cm" svg:height="3.3cm" svg:x="14.5cm" svg:y="19.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8.3cm" svg:height="2.4cm" svg:x="5.5cm" svg:y="11.5cm">
          <text:p text:style-name="P1">INPUT n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8.805cm" svg:y1="13.9cm" svg:x2="9.55cm" svg:y2="15.7cm" draw:start-shape="id2" draw:start-glue-point="7" draw:end-shape="id6" draw:end-glue-point="4" svg:d="M8805 13900v901h745v899" svg:viewBox="0 0 746 1801">
          <text:p/>
        </draw:connector>
        <draw:custom-shape draw:style-name="gr1" draw:text-style-name="P1" xml:id="id6" draw:id="id6" draw:layer="layout" svg:width="5.1cm" svg:height="2.3cm" svg:x="7cm" svg:y="15.7cm">
          <text:p text:style-name="P1">num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.699cm" svg:x1="9.55cm" svg:y1="18cm" svg:x2="9.5cm" svg:y2="6.25cm" draw:start-shape="id6" draw:start-glue-point="6" draw:end-shape="id4" draw:end-glue-point="5" svg:d="M9550 18000v502h-4750v-12252h4700" svg:viewBox="0 0 4751 122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5:00:17.179000000</meta:creation-date>
    <dc:date>2014-10-14T15:15:18.511000000</dc:date>
    <meta:editing-duration>P0D</meta:editing-duration>
    <meta:editing-cycles>1</meta:editing-cycles>
    <meta:document-statistic meta:object-count="13"/>
    <meta:generator>LibreOffice/4.2.5.2$Windows_x86 LibreOffice_project/61cb170a04bb1f12e77c884eab9192be736ec5f5</meta:generator>
  </office:meta>
</office:document-meta>
</file>